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50%" fo:text-align="justify" style:justify-single-word="false"/>
      <style:text-properties style:font-name="Times New Roman" fo:language="uk" fo:country="UA" officeooo:paragraph-rsid="0025f2a9"/>
    </style:style>
    <style:style style:name="P2" style:family="paragraph" style:parent-style-name="Standard">
      <style:paragraph-properties fo:line-height="150%" fo:text-align="justify" style:justify-single-word="false"/>
      <style:text-properties style:font-name="Times New Roman" fo:language="uk" fo:country="UA"/>
    </style:style>
    <style:style style:name="P3" style:family="paragraph" style:parent-style-name="Standard">
      <style:paragraph-properties fo:line-height="150%" fo:text-align="justify" style:justify-single-word="false"/>
      <style:text-properties style:font-name="Times New Roman" fo:language="uk" fo:country="UA" officeooo:paragraph-rsid="003250e9"/>
    </style:style>
    <style:style style:name="P4" style:family="paragraph" style:parent-style-name="Standard">
      <style:paragraph-properties fo:line-height="150%" fo:text-align="justify" style:justify-single-word="false"/>
      <style:text-properties style:font-name="Times New Roman" fo:language="uk" fo:country="UA" officeooo:paragraph-rsid="00337dcd"/>
    </style:style>
    <style:style style:name="P5" style:family="paragraph" style:parent-style-name="Standard">
      <style:paragraph-properties fo:line-height="150%" fo:text-align="justify" style:justify-single-word="false"/>
      <style:text-properties style:font-name="Times New Roman" fo:language="uk" fo:country="UA" officeooo:paragraph-rsid="00485c56"/>
    </style:style>
    <style:style style:name="P6" style:family="paragraph" style:parent-style-name="Standard">
      <style:paragraph-properties fo:line-height="150%" fo:text-align="justify" style:justify-single-word="false"/>
      <style:text-properties style:font-name="Times New Roman" fo:language="uk" fo:country="UA" officeooo:paragraph-rsid="005a1288"/>
    </style:style>
    <style:style style:name="P7" style:family="paragraph" style:parent-style-name="Standard">
      <style:paragraph-properties fo:line-height="150%" fo:text-align="justify" style:justify-single-word="false"/>
      <style:text-properties style:font-name="Times New Roman" fo:language="uk" fo:country="UA" officeooo:paragraph-rsid="005d076a"/>
    </style:style>
    <style:style style:name="P8" style:family="paragraph" style:parent-style-name="Standard">
      <style:paragraph-properties fo:line-height="150%" fo:text-align="justify" style:justify-single-word="false"/>
      <style:text-properties style:font-name="Times New Roman" fo:language="uk" fo:country="UA" officeooo:paragraph-rsid="00673892"/>
    </style:style>
    <style:style style:name="P9" style:family="paragraph" style:parent-style-name="Standard">
      <style:paragraph-properties fo:line-height="150%" fo:text-align="justify" style:justify-single-word="false"/>
      <style:text-properties style:font-name="Times New Roman" fo:language="uk" fo:country="UA" officeooo:paragraph-rsid="006c341d"/>
    </style:style>
    <style:style style:name="P10" style:family="paragraph" style:parent-style-name="Standard">
      <style:paragraph-properties fo:line-height="150%" fo:text-align="justify" style:justify-single-word="false"/>
      <style:text-properties style:font-name="Times New Roman" fo:language="uk" fo:country="UA" officeooo:paragraph-rsid="006eb5cc"/>
    </style:style>
    <style:style style:name="P11" style:family="paragraph" style:parent-style-name="Standard">
      <style:paragraph-properties fo:line-height="150%" fo:text-align="justify" style:justify-single-word="false"/>
      <style:text-properties style:font-name="Times New Roman" fo:language="uk" fo:country="UA" officeooo:paragraph-rsid="0076061c"/>
    </style:style>
    <style:style style:name="P12" style:family="paragraph" style:parent-style-name="Standard">
      <style:paragraph-properties fo:line-height="150%" fo:text-align="justify" style:justify-single-word="false"/>
      <style:text-properties style:font-name="Times New Roman" fo:language="uk" fo:country="UA" officeooo:paragraph-rsid="0076bb08"/>
    </style:style>
    <style:style style:name="P13" style:family="paragraph" style:parent-style-name="Standard">
      <style:paragraph-properties fo:line-height="150%" fo:text-align="justify" style:justify-single-word="false"/>
      <style:text-properties style:font-name="Times New Roman" fo:language="uk" fo:country="UA" officeooo:paragraph-rsid="00787740"/>
    </style:style>
    <style:style style:name="P14" style:family="paragraph" style:parent-style-name="Standard">
      <style:paragraph-properties fo:line-height="150%" fo:text-align="justify" style:justify-single-word="false"/>
      <style:text-properties style:font-name="Times New Roman" fo:language="uk" fo:country="UA" fo:font-weight="bold" officeooo:paragraph-rsid="0025f2a9" style:font-weight-asian="bold" style:font-weight-complex="bold"/>
    </style:style>
    <style:style style:name="P15" style:family="paragraph" style:parent-style-name="Standard">
      <style:paragraph-properties fo:line-height="150%" fo:text-align="justify" style:justify-single-word="false"/>
      <style:text-properties style:font-name="Times New Roman" fo:language="uk" fo:country="UA" fo:font-weight="bold" style:font-weight-asian="bold" style:font-weight-complex="bold"/>
    </style:style>
    <style:style style:name="P16" style:family="paragraph" style:parent-style-name="Standard">
      <style:paragraph-properties fo:line-height="150%" fo:text-align="justify" style:justify-single-word="false"/>
      <style:text-properties style:font-name="Times New Roman" fo:language="uk" fo:country="UA" fo:font-weight="bold" officeooo:paragraph-rsid="006bf842" style:font-weight-asian="bold" style:font-weight-complex="bold"/>
    </style:style>
    <style:style style:name="P17" style:family="paragraph" style:parent-style-name="Standard">
      <style:paragraph-properties fo:line-height="150%" fo:text-align="justify" style:justify-single-word="false"/>
      <style:text-properties style:font-name="Times New Roman" fo:language="uk" fo:country="UA" fo:font-style="italic" officeooo:rsid="004a4219" officeooo:paragraph-rsid="004a4219" style:font-style-asian="italic" style:font-style-complex="italic"/>
    </style:style>
    <style:style style:name="P18" style:family="paragraph" style:parent-style-name="Standard">
      <style:paragraph-properties fo:line-height="150%" fo:text-align="justify" style:justify-single-word="false"/>
      <style:text-properties style:font-name="Times New Roman" fo:language="uk" fo:country="UA" fo:font-style="italic" officeooo:rsid="00684f18" officeooo:paragraph-rsid="00684f18" style:font-style-asian="italic" style:font-style-complex="italic"/>
    </style:style>
    <style:style style:name="P19" style:family="paragraph" style:parent-style-name="Standard">
      <style:paragraph-properties fo:line-height="150%" fo:text-align="justify" style:justify-single-word="false"/>
      <style:text-properties style:font-name="Times New Roman" fo:language="uk" fo:country="UA" fo:font-style="italic" officeooo:rsid="007a6d10" officeooo:paragraph-rsid="007a6d10" style:font-style-asian="italic" style:font-style-complex="italic"/>
    </style:style>
    <style:style style:name="P20" style:family="paragraph" style:parent-style-name="Standard">
      <style:paragraph-properties fo:line-height="150%" fo:text-align="justify" style:justify-single-word="false"/>
      <style:text-properties style:font-name="Times New Roman" fo:language="uk" fo:country="UA" fo:font-style="italic" fo:font-weight="normal" officeooo:rsid="006bf842" officeooo:paragraph-rsid="006bf842"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2e2681"/>
    </style:style>
    <style:style style:name="T3" style:family="text">
      <style:text-properties officeooo:rsid="002f0c04"/>
    </style:style>
    <style:style style:name="T4" style:family="text">
      <style:text-properties officeooo:rsid="002f1ada"/>
    </style:style>
    <style:style style:name="T5" style:family="text">
      <style:text-properties officeooo:rsid="002f3fc5"/>
    </style:style>
    <style:style style:name="T6" style:family="text">
      <style:text-properties officeooo:rsid="0030b94b"/>
    </style:style>
    <style:style style:name="T7" style:family="text">
      <style:text-properties officeooo:rsid="00325ce2"/>
    </style:style>
    <style:style style:name="T8" style:family="text">
      <style:text-properties officeooo:rsid="00351ad7"/>
    </style:style>
    <style:style style:name="T9" style:family="text">
      <style:text-properties officeooo:rsid="003715e4"/>
    </style:style>
    <style:style style:name="T10" style:family="text">
      <style:text-properties officeooo:rsid="00372c1b"/>
    </style:style>
    <style:style style:name="T11" style:family="text">
      <style:text-properties officeooo:rsid="003bd696"/>
    </style:style>
    <style:style style:name="T12" style:family="text">
      <style:text-properties officeooo:rsid="00434306"/>
    </style:style>
    <style:style style:name="T13" style:family="text">
      <style:text-properties officeooo:rsid="004446ae"/>
    </style:style>
    <style:style style:name="T14" style:family="text">
      <style:text-properties officeooo:rsid="00485c56"/>
    </style:style>
    <style:style style:name="T15" style:family="text">
      <style:text-properties officeooo:rsid="004bbbf5"/>
    </style:style>
    <style:style style:name="T16" style:family="text">
      <style:text-properties officeooo:rsid="004bf559"/>
    </style:style>
    <style:style style:name="T17" style:family="text">
      <style:text-properties officeooo:rsid="004d474a"/>
    </style:style>
    <style:style style:name="T18" style:family="text">
      <style:text-properties officeooo:rsid="00524efe"/>
    </style:style>
    <style:style style:name="T19" style:family="text">
      <style:text-properties officeooo:rsid="0052eb65"/>
    </style:style>
    <style:style style:name="T20" style:family="text">
      <style:text-properties fo:background-color="#ffffff" loext:char-shading-value="0"/>
    </style:style>
    <style:style style:name="T21" style:family="text">
      <style:text-properties officeooo:rsid="0053cf87"/>
    </style:style>
    <style:style style:name="T22" style:family="text">
      <style:text-properties officeooo:rsid="00558b8e"/>
    </style:style>
    <style:style style:name="T23" style:family="text">
      <style:text-properties officeooo:rsid="005f4e84"/>
    </style:style>
    <style:style style:name="T24" style:family="text">
      <style:text-properties officeooo:rsid="006018a7"/>
    </style:style>
    <style:style style:name="T25" style:family="text">
      <style:text-properties officeooo:rsid="006853f5"/>
    </style:style>
    <style:style style:name="T26" style:family="text">
      <style:text-properties fo:font-weight="normal" style:font-weight-asian="normal" style:font-weight-complex="normal"/>
    </style:style>
    <style:style style:name="T27" style:family="text">
      <style:text-properties fo:font-weight="normal" officeooo:rsid="006eb5cc" style:font-weight-asian="normal" style:font-weight-complex="normal"/>
    </style:style>
    <style:style style:name="T28" style:family="text">
      <style:text-properties officeooo:rsid="0075122d"/>
    </style:style>
    <style:style style:name="T29" style:family="text">
      <style:text-properties officeooo:rsid="007ad3cc"/>
    </style:style>
    <style:style style:name="T30" style:family="text">
      <style:text-properties officeooo:rsid="007c9a4c"/>
    </style:style>
    <style:style style:name="T31" style:family="text">
      <style:text-properties officeooo:rsid="007e3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1 Аналоговий та цифровий звук</text:p>
      <text:p text:style-name="P4"/>
      <text:p text:style-name="P4">Розуміння відмінностей між аналоговим та цифровим звуком є <text:span text:style-name="T8">в</text:span>ажливим для розробки та використання сучасних технологій обробки звукових даних. Аналогові методи запису звуку надають більш природне звучання, але схильні до спотворень і шуму, тоді як цифрові методи забезпечують високу якість і зручність обробки, зберігання та передачі звукової інформації.</text:p>
      <text:p text:style-name="P14"><text:s text:c="4"/>1.1.1 Аналоговий звук</text:p>
      <text:p text:style-name="P1"><text:s text:c="4"/>Аналоговий звук - це безперервний сигнал, який безпосередньо відображає коливання тиску повітря, створюван<text:span text:style-name="T2">ого</text:span> звуковими хвилями. Цей тип звуку можна <text:span text:style-name="T3">представити </text:span>як хвильову форму, яка змінюється плавно і безперервно у часі. Приклади аналогового звуку включають людську мову, музику та навколишні звуки, записані на вінілових платівках або магнітофонних стрічках <text:span text:style-name="T5">[]</text:span>.</text:p>
      <text:p text:style-name="P15"><text:s text:c="4"/>1.1.2 Цифровий звук</text:p>
      <text:p text:style-name="P2"><text:s text:c="4"/>Цифровий звук – це дискретний сигнал, отриманий шляхом перетворення аналогового сигналу на цифрову форму. Цей процес включає вибірку (дискретизацію) аналогового сигналу через рівні інтервали часу та квантування значень амплітуди. Результатом є послідовність чисел, які мають значення звукового сигналу в певні моменти часу. Цифровий звук використовується у компакт-дисках, MP3-файлах та інших цифрових аудіоформатах.</text:p>
      <text:p text:style-name="P15"><text:s text:c="4"/>1.1.3 Основні відмінності</text:p>
      <text:p text:style-name="P2"><text:s text:c="4"/>Основні відмінності між аналоговим та цифровим звуком полягають у способі представлення та обробки звукової інформації:</text:p>
      <text:p text:style-name="P2"><text:s text:c="4"/>Безперервність проти дискретності:</text:p>
      <text:p text:style-name="P2"><text:s text:c="8"/>Аналоговий звук: Безперервний сигнал, що плавно змінюється у часі.</text:p>
      <text:p text:style-name="P2"><text:s text:c="8"/>Цифровий звук: Дискретний сигнал, що з окремих вибірок, зроблених через рівні інтервали часу.</text:p>
      <text:p text:style-name="P2"><text:s text:c="4"/>Зберігання та передача:</text:p>
      <text:p text:style-name="P2"><text:s text:c="8"/>Аналоговий звук: Зберігається на фізичних носіях (наприклад вінілові пластинки, магнітофонні стрічки), де кожен запис є унікальним і може мати фізичні дефекти <text:span text:style-name="T4">[]</text:span>.</text:p>
      <text:p text:style-name="P2"><text:s text:c="8"/>Цифровий звук: Зберігається у вигляді цифрових файлів, які можна легко копіювати, передавати та обробляти без втрати якості.</text:p>
      <text:p text:style-name="P2"><text:s text:c="4"/>Якість та точність:</text:p>
      <text:p text:style-name="P2"><text:s text:c="8"/>Аналоговий звук: Залежить від якості запису та відтворення. Схильний до шуму і спотворень.</text:p>
      <text:p text:style-name="P2"><text:soft-page-break/><text:s text:c="8"/>Цифровий звук: Залежить від частоти дискретизації та амплітудної роздільної здатності. При правильному виборі параметрів дискретизації та квантування може досягти дуже високої якості.</text:p>
      <text:p text:style-name="P2"><text:s text:c="4"/>Обробка та редагування:</text:p>
      <text:p text:style-name="P2"><text:s text:c="8"/>Аналоговий звук: Важче піддається точному обробленню та редагуванню через необхідність маніпуляцій з фізичними носіями.</text:p>
      <text:p text:style-name="P2"><text:s text:c="8"/>Цифровий звук: Легко піддається обробці та редагуванню за допомогою комп'ютерного програмного забезпечення, що дозволяє застосовувати складні ефекти та алгоритми обробки.</text:p>
      <text:p text:style-name="P15"><text:s text:c="4"/>1.1.4 Переваги і недоліки</text:p>
      <text:p text:style-name="P2"><text:s text:c="4"/>Аналоговий звук:</text:p>
      <text:p text:style-name="P2"><text:s text:c="8"/>Переваги:</text:p>
      <text:p text:style-name="P2"><text:s text:c="12"/>Природне і тепле звучання, яке багато хто вважає приємнішим.</text:p>
      <text:p text:style-name="P2"><text:s text:c="12"/>Може краще передавати нюанси живих виконань.</text:p>
      <text:p text:style-name="P2"><text:s text:c="8"/>Недоліки:</text:p>
      <text:p text:style-name="P2"><text:s text:c="12"/>Схильний до шуму і спотворень.</text:p>
      <text:p text:style-name="P2"><text:s text:c="12"/>Обмежені можливості редагування та копіювання без втрати якості.</text:p>
      <text:p text:style-name="P2"><text:s text:c="4"/>Цифровий звук:</text:p>
      <text:p text:style-name="P2"><text:s text:c="4"/>Переваги:</text:p>
      <text:p text:style-name="P2"><text:s text:c="8"/>Висока якість звуку при правильному виборі параметрів дискретизації та квантування.</text:p>
      <text:p text:style-name="P2"><text:s text:c="8"/>Зручність зберігання, копіювання та передачі.</text:p>
      <text:p text:style-name="P2"><text:s text:c="8"/>Легкість та точність обробки та редагування.</text:p>
      <text:p text:style-name="P2"><text:s text:c="4"/>Недоліки:</text:p>
      <text:p text:style-name="P2"><text:s text:c="8"/>Може втрачати природні нюанси звуку за недостатньої частоти дискретизації або низької амплітудної роздільної здатності <text:span text:style-name="T6">[]</text:span>.</text:p>
      <text:p text:style-name="P2"><text:s text:c="8"/>Вимагає складного обладнання та програмного забезпечення для обробки.</text:p>
      <text:p text:style-name="P15"><text:s text:c="4"/>1.1.<text:span text:style-name="T9">5</text:span> Одиниці виміру звуку</text:p>
      <text:p text:style-name="P2"><text:s text:c="4"/>Звук вимірюється у різних одиницях, які описують його характеристики, такі як частота, гучність та інтенсивність.</text:p>
      <text:p text:style-name="P3"><text:s text:c="8"/>Частота (Герці, Гц):</text:p>
      <text:p text:style-name="P3"><text:s text:c="8"/>Визначає кількість коливань звукової хвилі за секунду. Частота звуку визначає його висоту. Високі частоти відповідають високим звукам, низькі частоти – низьким звукам. Діапазон чутних частот в людини зазвичай становить від 20 Гц до 20 кГц <text:span text:style-name="T7">[]</text:span>.</text:p>
      <text:p text:style-name="P2"><text:s text:c="8"/>Амплітуда (Децибели, дБ):</text:p>
      <text:p text:style-name="P2"><text:soft-page-break/><text:s text:c="8"/>Визначає інтенсивність або гучність звуку. Амплітуда вимірюється у децибелах (дБ), що є логарифмічною одиницею виміру. Збільшення на 10 дБ сприймається як подвоєння гучності звуку. Поріг чутності для людини становить близько 0 дБ, а поріг болю – близько 120-130 дБ.</text:p>
      <text:p text:style-name="P15"><text:s text:c="4"/>1.1.<text:span text:style-name="T10">6</text:span> Способи запису звуку</text:p>
      <text:p text:style-name="P2"><text:s text:c="4"/>Існує кілька способів запису звуку, які можна поділити на аналогові та цифрові методи.</text:p>
      <text:p text:style-name="P2"><text:s text:c="8"/>Аналоговий запис:</text:p>
      <text:p text:style-name="P2"><text:s text:c="12"/>Магнітофонні стрічки: Звук записується на магнітну стрічку, яка проходить через магнітну головку, що створює магнітне поле, що відповідає звуковим хвилях. При відтворенні магнітна головка зчитує магнітне поле і перетворює його назад на електричні сигнали, які потім перетворюються на звук.</text:p>
      <text:p text:style-name="P2"><text:s text:c="12"/>Вінілові платівки: Звук записується у вигляді аналогових рельєфів на поверхні платівки. При відтворенні голка фонографа рухається цими рельєфами, створюючи вібрації, які перетворюються на звук.</text:p>
      <text:p text:style-name="P2"><text:s text:c="8"/>Цифровий запис:</text:p>
      <text:p text:style-name="P2"><text:s text:c="12"/>Компакт-диски: Звук дискретизується та квантується, а потім записується у цифровому форматі на диск. При відтворенні цифровий сигнал зчитується з диска і перетворюється на аналоговий сигнал.</text:p>
      <text:p text:style-name="P2"><text:s text:c="12"/>Цифрові аудіофайли: Звук записується у вигляді цифрових файлів, які можуть зберігатися на різних носіях (жорсткі диски, флеш-накопичувачі) та передаватися через інтернет. Ці файли можуть використовувати стиснення для зменшення розміру без значної втрати якості.</text:p>
      <text:p text:style-name="P2"/>
      <text:p text:style-name="P15">1.2 Кодування <text:span text:style-name="T11">цифрового </text:span>звуку</text:p>
      <text:p text:style-name="P2">Кодування звуку включає перетворення звукового сигналу у форму, зручну для зберігання, передачі та обробки. Основними етапами цього процесу є дискретизація, квантування, а також різні методи стиснення та перетворення сигналу.</text:p>
      <text:p text:style-name="P6">Кодування звуку включає безліч етапів і методів, кожен з яких робить свій внесок у точне та ефективне подання звукового сигналу в цифровому вигляді. Дискретизація та квантування забезпечують перетворення аналогового сигналу в цифрову форму, компресія зменшує обсяг даних, а спектральне перетворення дозволяє аналізувати та обробляти частотні компоненти сигналу. Розуміння цих процесів та методів є ключовим для розробки та використання сучасних аудіотехнологій.</text:p>
      <text:p text:style-name="P2"><text:s text:c="4"/><text:span text:style-name="T1">1.2.1 Квантування та дискретизація</text:span></text:p>
      <text:p text:style-name="P2"><text:soft-page-break/><text:s text:c="4"/>Квантування та дискретизація – це ключові процеси у перетворенні аналогового сигналу на цифровий.</text:p>
      <text:p text:style-name="P2"><text:s text:c="8"/><text:span text:style-name="T1">1.2.1.1 Частота дискретизації</text:span></text:p>
      <text:p text:style-name="P2"><text:s text:c="8"/>Частота дискретизації - це кількість вимірювань звукового сигналу в секунду, що вимірюється в герцах (Гц). Що частота дискретизації, то точніше представляється аналоговий сигнал.</text:p>
      <text:p text:style-name="P2"><text:s text:c="8"/>Вибір частоти дискретизації: Частота дискретизації повинна бути не менше ніж у два рази вищою за максимальну частоту сигналу, відповідно до теореми Котельникова (<text:span text:style-name="T13">теорема Найквіста</text:span>) <text:span text:style-name="T12">[]</text:span>. Наприклад, для аудіосигналу з максимальною частотою 20 кГц потрібна частота дискретизації щонайменше 40 кГц.</text:p>
      <text:p text:style-name="P2"><text:s text:c="8"/>Приклади частот дискретизації: 44.1 кГц (стандарт для аудіо CD), 48 кГц (стандарт для професійного аудіо та відео), 96 кГц та 192 кГц (використовуються у високоякісних аудіозаписах).</text:p>
      <text:p text:style-name="P15"><text:s text:c="8"/>1.2.1.2 Амплітудна роздільна здатність</text:p>
      <text:p text:style-name="P2"><text:s text:c="8"/>Амплітудна роздільна здатність визначає кількість рівнів квантування амплітуди сигналу і вимірюється в бітах.</text:p>
      <text:p text:style-name="P2"><text:s text:c="12"/>бітова глибина: Кількість бітів, що використовуються для представлення амплітуди сигналу в кожній точці дискретизації. Наприклад, 16 біт (стандарт для аудіо CD), 24 біти (використовується в професійних аудіозаписах), 32 біти (використовується для надзвичайно високоякісного аудіо).</text:p>
      <text:p text:style-name="P2"><text:s text:c="12"/>Вплив бітової глибини на якість звуку: Вища бітова глибина дозволяє точніше представляти амплітудні зміни сигналу, що зменшує квантувальний шум і покращує якість звуку.</text:p>
      <text:p text:style-name="P15"><text:s text:c="8"/>1.2.1.3 Антиалайзинг та дитеринг</text:p>
      <text:p text:style-name="P2"><text:s text:c="8"/>Антиалайзинг та дитеринг – методи, що використовуються для покращення якості звуку при дискретизації та квантуванні.</text:p>
      <text:p text:style-name="P2"><text:s text:c="12"/>Антиалайзинг: Процес фільтрації сигналу для видалення частот, що перевищують половину частоти дискретизації, щоб запобігти аліасингу (спотворення сигналу, що виникає при недостатній частоті дискретизації).</text:p>
      <text:p text:style-name="P2"><text:s text:c="12"/>Дитеринг: Додавання невеликого випадкового шуму до сигналу перед квантуванням для згладжування квантувальних помилок та зменшення спотворень. Дитерінг робить квантувальний шум менш помітним для людського вуха.</text:p>
      <text:p text:style-name="P2"><text:s text:c="8"/><text:span text:style-name="T1">1.2.1.4 Теорема Котельникова</text:span></text:p>
      <text:p text:style-name="P2"><text:soft-page-break/><text:s text:c="8"/>Теорема Котельникова (теорема Найквіста) стверджує, що для точного відновлення аналогового сигналу з його цифрової форми частота дискретизації повинна бути не менше ніж у два рази вищою за максимальну частоту цього сигналу.</text:p>
      <text:p text:style-name="P2"><text:s text:c="8"/>Приклад: Для точного відновлення аудіосигналу з максимальною частотою 20 кгц частота дискретизації повинна бути не менше 40 кгц.</text:p>
      <text:p text:style-name="P2"/>
      <text:p text:style-name="P2"><text:s text:c="8"/><text:span text:style-name="T1">1.2.1.5 Лінійне та логарифмічне квантування</text:span></text:p>
      <text:p text:style-name="P2"><text:s text:c="8"/>Лінійне та логарифмічне квантування – це два різні підходи до квантування амплітуди сигналу.</text:p>
      <text:p text:style-name="P2"><text:s text:c="12"/>Лінійне квантування: Використовує рівномірні інтервали для квантування амплітуди. Перевагою є простота реалізації, проте вона може бути менш ефективною при обробці сигналів з широким динамічним діапазоном.</text:p>
      <text:p text:style-name="P2"><text:s text:c="12"/>Логарифмічне квантування: Використовує нерівномірні інтервали, що дозволяє краще враховувати особливості людського слуху, який чутливіший до відносних змін амплітуди на низьких рівнях гучності.</text:p>
      <text:p text:style-name="P2"><text:s text:c="4"/><text:span text:style-name="T1">1.2.2 Компресія та декомпресія звуку</text:span></text:p>
      <text:p text:style-name="P2"><text:s text:c="4"/>Компресія звуку зменшує обсяг даних для зберігання та передачі, а декомпресія відновлює вихідний сигнал.</text:p>
      <text:p text:style-name="P2"><text:s text:c="8"/><text:span text:style-name="T1">1.2.2.1 Швидке перетворення Фур'є</text:span></text:p>
      <text:p text:style-name="P5"><text:s text:c="8"/>Швидке перетворення Фур'є <text:span text:style-name="T14">(англ. FFT) </text:span>використовується для аналізу спектрального складу сигналу, перетворюючи тимчасовий сигнал частотну область.</text:p>
      <text:p text:style-name="P2"><text:s text:c="12"/>Застосування: Широко використовується в аудіокодеках для аналізу та обробки звуку, включаючи фільтрацію, еквалізацію та стиснення даних.</text:p>
      <text:p text:style-name="P2"><text:s text:c="12"/>Процес: Перетворює часовий сигнал на комплексні числа, що представляють амплітуди та фази різних частотних компонентів.</text:p>
      <text:p text:style-name="P2"><text:s text:c="8"/>1<text:span text:style-name="T1">.2.2.2 Дискретне перетворення Фур'є</text:span></text:p>
      <text:p text:style-name="P2"><text:s text:c="8"/>Дискретне перетворення Фур'є (<text:span text:style-name="T14">англ. </text:span>DFT) є основою для FFT і використовується для перетворення часових дискретних сигналів в частотну область.</text:p>
      <text:p text:style-name="P2"><text:s text:c="12"/>Переваги Дозволяє точно аналізувати частотний склад сигналу.</text:p>
      <text:p text:style-name="P2"><text:s text:c="12"/>Недоліки: Вимагає великих обчислювальних ресурсів для обробки довгих сигналів, що робить його менш практичним, ніж FFT для великих обсягів даних.</text:p>
      <text:p text:style-name="P17">TODO: <text:span text:style-name="T17">insert</text:span> <text:span text:style-name="T15">FFT and DFT</text:span> comparation topic <text:span text:style-name="T16">below</text:span>.</text:p>
      <text:p text:style-name="P2"><text:s text:c="8"/><text:span text:style-name="T1">1.2.2.3 Часові ряди</text:span></text:p>
      <text:p text:style-name="P2"><text:soft-page-break/><text:s text:c="8"/>Аналіз часових рядів дозволяє вивчати та прогнозувати зміни сигналу в часі.</text:p>
      <text:p text:style-name="P2"><text:s text:c="12"/>Застосування: Використовується в методах обробки звуку для аналізу часових залежностей та патернів в аудіосигналах, що важливо для таких завдань, як розпізнавання мови та музика.</text:p>
      <text:p text:style-name="P15"><text:s text:c="4"/>1.2.3 Спектральне перетворення</text:p>
      <text:p text:style-name="P2"><text:s text:c="4"/>Спектральне перетворення аналізує частотні компоненти сигналу, що дозволяє виділяти та обробляти певні частотні діапазони.</text:p>
      <text:p text:style-name="P15"><text:s text:c="8"/>1.2.3.1 Двовимірна спектрограма</text:p>
      <text:p text:style-name="P2"><text:s text:c="8"/>Двовимірна спектрограма представляє зміни частотних компонентів сигналу у часі у вигляді двовимірного зображення.</text:p>
      <text:p text:style-name="P2"><text:s text:c="8"/>Осі спектрограми: Вісь X - час, а вісь Y - частоту. Інтенсивність кольору або яскравість точки показує амплітуду сигналу на даній частоті на даний момент часу.</text:p>
      <text:p text:style-name="P2"><text:s text:c="8"/>Використання для візуального аналізу аудіосигналів, що допомагає виявляти характеристики звуку, такі як форманти в мові або гармоніки в музиці.</text:p>
      <text:p text:style-name="P15"><text:s text:c="8"/>1.2.3.2 Віконне перетворення Фур'є</text:p>
      <text:p text:style-name="P2"><text:s text:c="8"/>Віконне перетворення Фур'є <text:span text:style-name="T18">(англ. WFT) </text:span>аналізує сигнали за допомогою віконних функцій для локалізації частотних компонентів <text:span text:style-name="T19">[]</text:span>.</text:p>
      <text:p text:style-name="P2"><text:s text:c="12"/>Віконні функції: Застосовуються для поділу сигналу на короткі сегменти, які потім аналізуються за допомогою FFT. Приклади віконних функцій включають Хеммінг, Хан та Гаусове вікно <text:span text:style-name="T22">[]</text:span>.</text:p>
      <text:p text:style-name="P2"><text:s text:c="12"/>Переваги<text:span text:style-name="T20">: Дозволяє аналізувати частотні зміни в часі, що важливо для сигналів зі змінними частотними характ</text:span>еристиками.</text:p>
      <text:p text:style-name="P15"><text:s text:c="8"/>1.2.3.3 Вейвлет-перетворення</text:p>
      <text:p text:style-name="P2"><text:s text:c="8"/>Вейвлет-перетворення <text:span text:style-name="T21">(англ. WT) </text:span>дозволяє аналізувати сигнали з різним ступенем деталізації, що корисно вивчення тимчасових і частотних характеристик.</text:p>
      <text:p text:style-name="P2"><text:s text:c="12"/>Вейвлети: Короткі функції хвиль, які використовуються для розкладання сигналу на складові з різними масштабами і положеннями.</text:p>
      <text:p text:style-name="P2"><text:s text:c="12"/>Застосування: Широко використовується для обробки сигналів, оскільки дозволяє виявляти як високочастотні деталі, і довгострокові тренди в сигналі.</text:p>
      <text:p text:style-name="P2"/>
      <text:p text:style-name="P15">1.3 Формати звуків</text:p>
      <text:p text:style-name="P2">Формати звукових файлів визначають, як аудіодані кодуються, зберігаються та відтворюються. Існують різні типи аудіоформатів, які можна класифікувати за методом стиснення та якістю <text:soft-page-break/>звуку: аудіоформати без стиснення, зі стисненням без втрат та зі стисненням із втратами <text:span text:style-name="T23">[]</text:span>.</text:p>
      <text:p text:style-name="P7">Вибір аудіоформату залежить від вимог до якості звуку, обсягу збережених даних та сумісності з пристроями та програмним забезпеченням. Аудіоформати без стиснення (WAV, AIFF) забезпечують найвищу якість, але потребують великого обсягу пам'яті. Формати зі стиском без втрат (FLAC, APE) зберігають вихідну якість при значному зменшенні розміру файлу. Формати зі стисненням із втратами (MP3, Ogg Vorbis) дозволяють значно скоротити розмір файлу за рахунок компромісу як звук <text:span text:style-name="T24">[]</text:span>.</text:p>
      <text:p text:style-name="P15"><text:s text:c="4"/>1.3.1 Аудіоформати без стиснення</text:p>
      <text:p text:style-name="P2"><text:s text:c="4"/>Аудіоформати без стиснення зберігають звукові дані у їхній вихідній формі, без зменшення обсягу даних. Вони забезпечують найвищу якість звуку, але потребують більше місця для зберігання.</text:p>
      <text:p text:style-name="P15"><text:s text:c="8"/>1.3.1.1 WAV (Waveform Audio File Format)</text:p>
      <text:p text:style-name="P2"><text:s text:c="8"/>Опис: Один із найпоширеніших форматів для зберігання стиснених аудіоданих.</text:p>
      <text:p text:style-name="P2"><text:s text:c="8"/>Переваги:</text:p>
      <text:p text:style-name="P2"><text:s text:c="12"/>Висока якість звуку без втрат.</text:p>
      <text:p text:style-name="P2"><text:s text:c="12"/>Проста структура файлу, що підтримує різні параметри звуку, включаючи частоту дискретизації та бітову глибину.</text:p>
      <text:p text:style-name="P2"><text:s text:c="8"/>Недоліки:</text:p>
      <text:p text:style-name="P2"><text:s text:c="12"/>Великий розмір файлу.</text:p>
      <text:p text:style-name="P2"><text:s text:c="12"/>Обмежена підтримка метаданих.</text:p>
      <text:p text:style-name="P15"><text:s text:c="8"/>1.3.1.2 AIFF (Audio Interchange File Format)</text:p>
      <text:p text:style-name="P2"><text:s text:c="8"/>Опис: Формат, розроблений компанією Apple для зберігання стиснених аудіоданих.</text:p>
      <text:p text:style-name="P2"><text:s text:c="8"/>Переваги:</text:p>
      <text:p text:style-name="P2"><text:s text:c="12"/>Висока якість звуку без втрат.</text:p>
      <text:p text:style-name="P2"><text:s text:c="12"/>Підтримка різних типів даних та параметрів звуку.</text:p>
      <text:p text:style-name="P2"><text:s text:c="8"/>Недоліки:</text:p>
      <text:p text:style-name="P2"><text:s text:c="12"/>Великий розмір файлу.</text:p>
      <text:p text:style-name="P2"><text:s text:c="12"/>Основна підтримка на платформі Apple, хоча доступна і на інших платформах.</text:p>
      <text:p text:style-name="P15"><text:s text:c="4"/>1.3.2 Аудіоформати зі стиском без втрат</text:p>
      <text:p text:style-name="P2"><text:s text:c="4"/>Аудіоформати зі стиском без втрат зменшують розмір файлу, зберігаючи при цьому всі вихідні дані, що дозволяє відновлювати аудіо в початковому вигляді.</text:p>
      <text:p text:style-name="P15"><text:s text:c="8"/>1.3.2.1 FLAC (Free Lossless Audio Codec)</text:p>
      <text:p text:style-name="P2"><text:s text:c="8"/>Опис: Популярний формат для стиснення аудіо без втрат.</text:p>
      <text:p text:style-name="P2"><text:soft-page-break/><text:s text:c="8"/>Переваги:</text:p>
      <text:p text:style-name="P2"><text:s text:c="12"/>Значне зменшення розміру файлу (зазвичай близько 50-60% оригіналу).</text:p>
      <text:p text:style-name="P2"><text:s text:c="12"/>Повне збереження вихідної якості звуку.</text:p>
      <text:p text:style-name="P2"><text:s text:c="12"/>Підтримка метаданих та тегів.</text:p>
      <text:p text:style-name="P2"><text:s text:c="8"/>Недоліки:</text:p>
      <text:p text:style-name="P2"><text:s text:c="12"/>Широка підтримка, але менш поширена у комерційних музичних сервісах порівняно з форматами з втратами.</text:p>
      <text:p text:style-name="P15"><text:s text:c="8"/>1.3.2.2 APE (Monkey's Audio)</text:p>
      <text:p text:style-name="P2"><text:s text:c="8"/>Опис: Формат для стиснення аудіо без втрат, розроблений для максимальної ефективності стиснення.</text:p>
      <text:p text:style-name="P2"><text:s text:c="8"/>Переваги:</text:p>
      <text:p text:style-name="P2"><text:s text:c="12"/>Дуже високе співвідношення стиснення, що дозволяє зменшити розмір файлу в порівнянні з FLAC.</text:p>
      <text:p text:style-name="P2"><text:s text:c="12"/>Повне збереження вихідної якості звуку.</text:p>
      <text:p text:style-name="P2"><text:s text:c="8"/>Недоліки:</text:p>
      <text:p text:style-name="P2"><text:s text:c="12"/>Обмежена підтримка на різних пристроях та програмному забезпеченні.</text:p>
      <text:p text:style-name="P2"><text:s text:c="12"/>Велике навантаження на процесор під час декодування.</text:p>
      <text:p text:style-name="P15"><text:s text:c="4"/>1.3.3 Аудіоформати зі стисненням із втратами</text:p>
      <text:p text:style-name="P2"><text:s text:c="4"/>Аудіоформати зі стисненням із втратами зменшують розмір файлу за рахунок видалення деяких даних, що може призвести до зниження якості звуку. Ці формати широко використовуються для стримінгу та зберігання аудіофайлів, де важливо заощаджувати простір та ширину каналу передачі.</text:p>
      <text:p text:style-name="P15"><text:s text:c="8"/>1.3.3.1 MP3 (MPEG-1 Audio Layer 3)</text:p>
      <text:p text:style-name="P2"><text:s text:c="8"/>Опис: Один з найпопулярніших аудіоформатів із втратами.</text:p>
      <text:p text:style-name="P2"><text:s text:c="8"/>Переваги:</text:p>
      <text:p text:style-name="P2"><text:s text:c="12"/>Значне зменшення розміру файлу (до 90% оригіналу).</text:p>
      <text:p text:style-name="P2"><text:s text:c="12"/>Широка підтримка на різних пристроях та програмному забезпеченні.</text:p>
      <text:p text:style-name="P2"><text:s text:c="12"/>Регульована якість звуку та розмір файлу (бітрейт).</text:p>
      <text:p text:style-name="P2"><text:s text:c="8"/>Недоліки:</text:p>
      <text:p text:style-name="P2"><text:s text:c="12"/>Втрата якості звуку, особливо низьких бітрейтах.</text:p>
      <text:p text:style-name="P2"><text:s text:c="12"/>Старіння в порівнянні з більш сучасними форматами стискування.</text:p>
      <text:p text:style-name="P15"><text:s text:c="8"/>1.3.3.2 Ogg Vorbis</text:p>
      <text:p text:style-name="P2"><text:s text:c="8"/>Опис: Формат стиснення із втратами, розроблений як відкрита альтернатива MP3.</text:p>
      <text:p text:style-name="P2"><text:soft-page-break/><text:s text:c="8"/>Переваги:</text:p>
      <text:p text:style-name="P2"><text:s text:c="12"/>Найкраще співвідношення якість/розмір файлу в порівнянні з MP3.</text:p>
      <text:p text:style-name="P2"><text:s text:c="12"/>Відкритий та безкоштовний для використання без ліцензійних обмежень.</text:p>
      <text:p text:style-name="P2"><text:s text:c="8"/>Недоліки:</text:p>
      <text:p text:style-name="P2"><text:s text:c="12"/>Менша підтримка на деяких пристроях та програмному забезпеченні в порівнянні з MP3.</text:p>
      <text:p text:style-name="P2"><text:s text:c="12"/>Менш поширений у комерційних музичних сервісах.</text:p>
      <text:p text:style-name="P18">TODO: mark references below, <text:span text:style-name="T25">reread topics</text:span>.</text:p>
      <text:p text:style-name="P15">2.1 Складності та альтернативи обробки аудіоданих</text:p>
      <text:p text:style-name="P2">Обробка аудіоданих є комплексом завдань, які вимагають використання різних методів і технологій для аналізу, перетворення та синтезу звуку. Ці завдання включають розпізнавання мови, виділення голосів, видалення шуму, музичний аналіз і генерацію звуку. Існує безліч складнощів, пов'язаних з обробкою аудіоданих, а також різні альтернативні підходи до їх вирішення.</text:p>
      <text:p text:style-name="P8">Обробка аудіоданих - це складне завдання, що вимагає врахування безлічі факторів, таких як тимчасові та частотні характеристики сигналу, наявність шуму та спотворень, а також варіативність джерел звуку. Для вирішення цих завдань використовуються як традиційні методи обробки сигналів, так і сучасні підходи на основі машинного та глибокого навчання. Гібридні методи, що комбінують кращі аспекти різних підходів, також відіграють важливу роль у досягненні високих результатів в обробці аудіоданих.</text:p>
      <text:p text:style-name="P15"><text:s text:c="4"/>2.1.1 Складності обробки аудіоданих</text:p>
      <text:p text:style-name="P15"><text:s text:c="8"/>2.1.1.1 Висока розмірність та складність даних</text:p>
      <text:p text:style-name="P2"><text:s text:c="8"/>Аудіодані є складними сигналами з високою розмірністю, що означає велику кількість даних на одиницю часу. Це створює такі проблеми:</text:p>
      <text:p text:style-name="P2"><text:s text:c="8"/>Зберігання та передача: Великі обсяги даних потребують значних ресурсів для зберігання та передачі.</text:p>
      <text:p text:style-name="P2"><text:s text:c="8"/>Висока розмірність даних збільшує обчислювальне навантаження, що може уповільнити процеси аналізу та обробки.</text:p>
      <text:p text:style-name="P15"><text:s text:c="8"/>2.1.1.2 Тимчасові та частотні характеристики</text:p>
      <text:p text:style-name="P2"><text:s text:c="8"/>Аудіосигнали містять важливу інформацію як у часовій, так і частотній областях. Це вимагає використання методів, які можуть ефективно аналізувати обидві галузі:</text:p>
      <text:p text:style-name="P2"><text:s text:c="8"/>Тимчасова мінливість: Аудіосигнали можуть сильно змінюватися в часі, що робить їх складним аналіз з використанням традиційних методів.</text:p>
      <text:p text:style-name="P2"><text:soft-page-break/><text:s text:c="8"/>Частотна мінливість Спектральний склад аудіосигналу може містити широкий діапазон частот, які потрібно враховувати при обробці.</text:p>
      <text:p text:style-name="P15"><text:s text:c="8"/>2.1.1.3 Шум та спотворення</text:p>
      <text:p text:style-name="P2"><text:s text:c="8"/>Реальні аудіосигнали часто містять шум та спотворення, які можуть ускладнювати обробку:</text:p>
      <text:p text:style-name="P2"><text:s text:c="8"/>Фоновий шум: Присутність сторонніх звуків може утруднити отримання корисної інформації з аудіосигналу.</text:p>
      <text:p text:style-name="P2"><text:s text:c="8"/>Спотворення: Некоректні перетворення та записи звуку можуть вносити спотворення, які ускладнюють аналіз.</text:p>
      <text:p text:style-name="P15"><text:s text:c="8"/>2.1.1.4 Варіативність джерел звуку</text:p>
      <text:p text:style-name="P2"><text:s text:c="8"/>Аудіосигнали можуть відрізнятися залежно від джерела звуку:</text:p>
      <text:p text:style-name="P2"><text:s text:c="8"/>Голосові сигнали: Різні розмовляючі можуть мати різні тембри, акценти та інтонації, що ускладнює завдання розпізнавання мовлення та ідентифікації мовців.</text:p>
      <text:p text:style-name="P2"><text:s text:c="8"/>Музичні сигнали: Різні музичні інструменти та жанри можуть мати унікальні звукові характеристики, що потребує спеціалізованих методів для аналізу та синтезу.</text:p>
      <text:p text:style-name="P15"><text:s text:c="4"/>2.1.2 Альтернативи обробки аудіоданих</text:p>
      <text:p text:style-name="P2"><text:s text:c="4"/>Для вирішення завдань обробки аудіоданих розроблено безліч методів та підходів. Найбільш поширеними альтернативами є:</text:p>
      <text:p text:style-name="P15"><text:s text:c="8"/>2.1.2.1 Традиційні методи обробки сигналів</text:p>
      <text:p text:style-name="P2"><text:s text:c="8"/>Традиційні методи обробки сигналів включають різні алгоритми та математичні моделі, які застосовуються для аналізу та перетворення аудіосигналів.</text:p>
      <text:p text:style-name="P2"><text:s text:c="12"/>Фільтрування: Застосування різних типів фільтрів (наприклад, низькочастотні, високочастотні, смугові фільтри) для видалення шуму та виділення певних частотних компонентів.</text:p>
      <text:p text:style-name="P2"><text:s text:c="12"/>Фур'є-перетворення: Використання швидких та дискретних перетворень Фур'є (FFT та DFT) для аналізу частотних характеристик сигналу.</text:p>
      <text:p text:style-name="P2"><text:s text:c="12"/>Віконні функції: Застосовує віконні функції для сегментації сигналу на короткі інтервали часу та аналізу їх спектрального складу.</text:p>
      <text:p text:style-name="P15"><text:s text:c="8"/>2.1.2.2 Моделі на основі машинного навчання</text:p>
      <text:p text:style-name="P2"><text:s text:c="8"/>Машинне навчання пропонує більш складні та гнучкі підходи до обробки аудіоданих, особливо у випадках, коли традиційні методи недостатні.</text:p>
      <text:p text:style-name="P2"><text:s text:c="8"/>Класичні методи машинного навчання:</text:p>
      <text:p text:style-name="P2"><text:s text:c="12"/>K-середніх (k-means): Використовується для кластеризації аудіоданих та виділення різних типів звуків.</text:p>
      <text:p text:style-name="P2"><text:soft-page-break/><text:s text:c="12"/>Гаусові суміші (GMM): Застосовуються для моделювання розподілу даних та ідентифікації прихованих звукових патернів.</text:p>
      <text:p text:style-name="P2"><text:s text:c="12"/>Методи на основі ознак: Вилучення та використання різних звукових ознак (наприклад, MFCC, спектральні моменти) для класифікації та розпізнавання звуків.</text:p>
      <text:p text:style-name="P2"><text:s text:c="8"/>Глибоке навчання:</text:p>
      <text:p text:style-name="P2"><text:s text:c="12"/>Згорткові нейронні мережі (CNN): Використовуються для аналізу спектральних характеристик аудіосигналів, таких як спектрограми та крейди-спектрограми.</text:p>
      <text:p text:style-name="P2"><text:s text:c="12"/>Рекурентні нейронні мережі (RNN): Застосовуються для моделювання тимчасових залежностей в аудіосигналах, що є важливим для завдань розпізнавання мовлення та музичної обробки.</text:p>
      <text:p text:style-name="P2"><text:s text:c="12"/>Нейронні мережі на основі трансформерів: Використовуються для обробки послідовностей даних без необхідності рекурентних зв'язків, що дозволяє ефективно аналізувати довгі послідовності аудіосигналів.</text:p>
      <text:p text:style-name="P15"><text:s text:c="8"/>2.1.2.3 Гібридні методи</text:p>
      <text:p text:style-name="P2"><text:s text:c="8"/>Гібридні методи комбінують традиційні алгоритми обробки сигналів та сучасні методи машинного навчання для досягнення найкращих результатів.</text:p>
      <text:p text:style-name="P2"><text:s text:c="12"/>Комбіновані моделі: Використання фільтрації та перетворень Фур'є для попередньої обробки сигналу, за якою слідує аналіз за допомогою нейронних мереж.</text:p>
      <text:p text:style-name="P2"><text:s text:c="12"/>Інтеграція ознак: Поєднання класичних ознак (наприклад, MFCC) з ознаками, витягнутими нейронними мережами, для покращення якості класифікації та розпізнавання.</text:p>
      <text:p text:style-name="P2"/>
      <text:p text:style-name="P15">2.2 Згорткові нейронні мережі та спектральні характеристики аудіоданих</text:p>
      <text:p text:style-name="P2">Згорткові нейронні мережі (CNN) спочатку були розроблені для обробки зображень, але їхня здатність ефективно виділяти просторові ознаки робить їх також придатними для аналізу аудіоданих, особливо спектральних характеристик. Спектральне представлення аудіосигналів, таке як спектрограма, є двовимірним масивом даних, аналогічним зображення, що дозволяє застосовувати CNN для аналізу цих даних.</text:p>
      <text:p text:style-name="P9">Згорткові нейронні мережі надають потужний інструмент для аналізу спектральних характеристик аудіоданих. Вони дозволяють автоматично отримувати та обробляти складні ознаки з двовимірних уявлень аудіосигналів, таких як спектрограми та крейд-спектрограми. Незважаючи на обчислювальну складність і необхідність великих обсягів даних, CNN демонструють високу точність і універсальність у різних завданнях обробки звуку, включаючи розпізнавання мови, виділення голосів і класифікацію звуків.</text:p>
      <text:p text:style-name="P15"><text:soft-page-break/><text:s text:c="4"/>2.2.1 Основні концепції згорткових нейронних мереж</text:p>
      <text:p text:style-name="P15"><text:s text:c="8"/>2.2.1.1 Згортка</text:p>
      <text:p text:style-name="P2"><text:s text:c="8"/>Операція згортки: Основна операція в CNN, що полягає у застосуванні фільтра (ядра згортки) до вхідних даних для отримання ознак.</text:p>
      <text:p text:style-name="P2"><text:s text:c="8"/>Фільтри: Набір параметрів, що навчаються, які налаштовуються в процесі навчання для виявлення різних ознак у даних (наприклад, країв, кутів, текстур).</text:p>
      <text:p text:style-name="P2"><text:s text:c="8"/>Шари згортки: Шари, в яких застосовується операція згортки, дозволяють отримувати ієрархічні ознаки з вхідних даних.</text:p>
      <text:p text:style-name="P15"><text:s text:c="8"/>2.2.1.2 Підвибірка</text:p>
      <text:p text:style-name="P2"><text:s text:c="8"/>Максимальна вибірка (max pooling): Операція, яка вибирає максимальне значення з певного вікна, зменшуючи розмір даних та зберігаючи важливі ознаки.</text:p>
      <text:p text:style-name="P2"><text:s text:c="8"/>Середня підвибірка (average pooling): Операція, яка обчислює середнє з певного вікна.</text:p>
      <text:p text:style-name="P2"><text:s text:c="8"/>Мета вибірки: Скорочення розмірності даних та зменшення обчислювальних витрат, а також запобігання перенавчанню.</text:p>
      <text:p text:style-name="P15"><text:s text:c="8"/>2.2.1.3 Повнозв'язкові шари</text:p>
      <text:p text:style-name="P2"><text:s text:c="8"/>Опис: Шари, в яких кожен нейрон пов'язаний з кожним нейроном попереднього шару.</text:p>
      <text:p text:style-name="P2"><text:s text:c="8"/>Мета: Обробка та класифікація одержаних ознак після згорткових та підвибіркових шарів.</text:p>
      <text:p text:style-name="P16"><text:s text:c="4"/>2.2.2 Застосування згорткових нейронних мереж до аудіоданих</text:p>
      <text:p text:style-name="P20">TODO: rewrite topic below.</text:p>
      <text:p text:style-name="P16"><text:s text:c="8"/>2.2.2.1 Спектрограма</text:p>
      <text:p text:style-name="P2"><text:s text:c="8"/>Опис: Двовимірне представлення аудіосигналу, де вісь X представляє час, а вісь Y - частоту, а інтенсивність кольору або яскравість показує амплітуду сигналу на даній частоті на даний момент часу.</text:p>
      <text:p text:style-name="P2"><text:s text:c="8"/>Переваги Дозволяє візуалізувати зміни частотних компонентів у часі, що робить спектрограми зручними для аналізу за допомогою CNN.</text:p>
      <text:p text:style-name="P15"><text:s text:c="8"/>2.2.2.2 Крейда-спектрограма</text:p>
      <text:p text:style-name="P2"><text:s text:c="8"/>Опис: Модифікована версія спектрограми, де частотна вісь перетворена на нелінійну шкалу крейди, яка краще відповідає сприйняттю частот людським вухом.</text:p>
      <text:p text:style-name="P2"><text:s text:c="8"/>Переваги: Підвищена ефективність у завданнях розпізнавання мови та музики, оскільки крейда-спектрограма точніше відбиває особливості звуку, сприймані людиною.</text:p>
      <text:p text:style-name="P15"><text:s text:c="4"/>2.2.3 Архітектура згорткової нейронної мережі для аудіоданих</text:p>
      <text:p text:style-name="P15"><text:s text:c="8"/>2.2.3.1 Вхідні дані</text:p>
      <text:p text:style-name="P2"><text:soft-page-break/><text:s text:c="8"/>Опис: Вхідними даними для CNN можуть бути спектрограми або крейди-спектрограми, що представляють аудіосигнал у двовимірному форматі.</text:p>
      <text:p text:style-name="P2"><text:s text:c="8"/>Передобробка: Перетворення аудіосигналу на спектральне подання та нормалізація даних для покращення збіжності мережі.</text:p>
      <text:p text:style-name="P15"><text:s text:c="8"/>2.2.3.2 Шари згортки</text:p>
      <text:p text:style-name="P2"><text:s text:c="8"/>Перший шар: Вилучення низькорівневих ознак, таких як краї та текстури.</text:p>
      <text:p text:style-name="P2"><text:s text:c="8"/>Наступні шари: Витяг більш складних ієрархічних ознак, які є високорівневими характеристиками звуку.</text:p>
      <text:p text:style-name="P15"><text:s text:c="8"/>2.2.3.3 Шари підбірки</text:p>
      <text:p text:style-name="P2"><text:s text:c="8"/>Зменшення розмірності: Періодичне застосування шарів вибірки для зменшення розмірності даних та зниження обчислювального навантаження.</text:p>
      <text:p text:style-name="P2"><text:s text:c="8"/>Збереження ознак: Збереження важливих ознак, витягнутих згортковими шарами, для подальшої обробки.</text:p>
      <text:p text:style-name="P15"><text:s text:c="8"/>2.2.3.4 Повнозв'язкові шари</text:p>
      <text:p text:style-name="P2"><text:s text:c="8"/>Класифікація ознак: Перетворення вилучених ознак на вихідні значення, що відповідають класифікаційним міткам або іншим цільовим значенням.</text:p>
      <text:p text:style-name="P2"><text:s text:c="8"/>Регулярування: Застосування методів регуляризації, таких як dropout, для запобігання перенавчанню та покращенню узагальнюючої здатності моделі.</text:p>
      <text:p text:style-name="P15"><text:s text:c="4"/>2.2.4 Приклади застосування згорткових нейронних мереж для обробки аудіоданих</text:p>
      <text:p text:style-name="P15"><text:s text:c="8"/>2.2.4.1 Розпізнавання мови</text:p>
      <text:p text:style-name="P2"><text:s text:c="8"/>Опис: Завдання перетворення аудіосигналу мови на текст.</text:p>
      <text:p text:style-name="P2"><text:s text:c="8"/>Застосування CNN: Використання спектрограм та крейд-спектрограм для отримання ознак, які потім класифікуються для розпізнавання слів та речень.</text:p>
      <text:p text:style-name="P15"><text:s text:c="8"/>2.2.4.2 Виділення голосів</text:p>
      <text:p text:style-name="P2"><text:s text:c="8"/>Опис: Завдання виділення голосів окремих аудіозаписів з кількома джерелами звуку.</text:p>
      <text:p text:style-name="P2"><text:s text:c="8"/>Застосування CNN: Аналіз спектральних характеристик розділення різних голосів та його ідентифікації.</text:p>
      <text:p text:style-name="P15"><text:s text:c="8"/>2.2.4.3 Класифікація звуків</text:p>
      <text:p text:style-name="P2"><text:s text:c="8"/>Опис: Завдання класифікації різних типів звуків, таких як музичні інструменти, шуми та природні звуки.</text:p>
      <text:p text:style-name="P2"><text:s text:c="8"/>Застосування CNN: Витяг ознак із спектрограм для наступної класифікації звуків за їх типами.</text:p>
      <text:p text:style-name="P15"><text:s text:c="4"/>2.2.5 Переваги та обмеження згорткових нейронних мереж в обробці аудіоданих</text:p>
      <text:p text:style-name="P15"><text:soft-page-break/><text:s text:c="8"/>2.2.5.1 Переваги</text:p>
      <text:p text:style-name="P2"><text:s text:c="8"/>Висока точність: CNN можуть досягати високої точності в задачах розпізнавання та класифікації звуків завдяки їх здатності отримувати складні ознаки даних.</text:p>
      <text:p text:style-name="P2"><text:s text:c="8"/>Автоматичне вилучення ознак: Відпадає потреба у ручній розробці ознак, що спрощує процес створення моделей.</text:p>
      <text:p text:style-name="P2"><text:s text:c="8"/>Універсальність: CNN можуть застосовуватись до різних типів аудіоданих та завдань, що робить їх універсальним інструментом для обробки звуку.</text:p>
      <text:p text:style-name="P15"><text:s text:c="8"/>2.2.5.2 Обмеження</text:p>
      <text:p text:style-name="P2"><text:s text:c="8"/>Вибір параметрів: Потрібне ретельне налаштування параметрів мережі, таких як розмір фільтрів, кількість шарів та параметри регулювання.</text:p>
      <text:p text:style-name="P2"><text:s text:c="8"/>Обчислювальне навантаження: Навчання та використання CNN потребують значних обчислювальних ресурсів, особливо великих обсягів даних.</text:p>
      <text:p text:style-name="P2"><text:s text:c="8"/>Залежність від даних: Якість моделі залежить від наявності та якості навчальних даних, що може бути проблематичним для специфічних завдань або рідкісних звукових подій.</text:p>
      <text:p text:style-name="P2"/>
      <text:p text:style-name="P15">2.3 Рекурентні нейронні мережі та часові характеристики аудіоданих</text:p>
      <text:p text:style-name="P2">Рекурентні нейронні мережі (RNN) – це клас нейронних мереж, спеціально розроблений для обробки послідовних даних, таких як аудіосигнали. На відміну від звичайних нейронних мереж, які обробляють вхідні дані незалежно, RNN мають циклічні зв'язки, що дозволяє враховувати контекст попередніх елементів послідовності при обробці поточного елемента. Це робить їх ідеальними для завдань, пов'язаних з тимчасовими залежностями даних.</text:p>
      <text:p text:style-name="P11">Рекурентні нейронні мережі, особливо розширені версії LSTM і GRU, надають потужні інструменти для обробки тимчасових характеристик аудіоданих. Їхня здатність моделювати часові залежності робить їх незамінними для завдань розпізнавання мови, виділення голосів та аналізу музичних послідовностей. Однак, незважаючи на їх переваги, RNN також стикаються з певними обмеженнями, такими як обчислювальна складність та проблеми з градієнтами, що потребує уважного підходу до їх застосування та налаштування.</text:p>
      <text:p text:style-name="P15"><text:s text:c="4"/>2.3.1 Основні концепції рекурентних нейронних мереж</text:p>
      <text:p text:style-name="P15"><text:s text:c="8"/>2.3.1.1 Циклічні зв'язки</text:p>
      <text:p text:style-name="P2"><text:s text:c="8"/>Опис: В RNN вихід одного кроку тимчасової послідовності використовується як додатковий вход для наступного кроку. Це дозволяє мережі зберігати інформацію про попередні стани.</text:p>
      <text:p text:style-name="P2"><text:s text:c="8"/>Переваги: Можливість моделювання часових залежностей та контексту в послідовності <text:soft-page-break/>даних, що важливо для аудіоданих, де кожен момент часу залежить від попередніх.</text:p>
      <text:p text:style-name="P15"><text:s text:c="8"/>2.3.1.2 Зворотне поширення через час</text:p>
      <text:p text:style-name="P10"><text:s text:c="8"/>Опис: Процедура навчання RNN, коли обчислюється градієнт помилки через тимчасові кроки з використанням методу зворотного поширення <text:span text:style-name="T26">(</text:span><text:span text:style-name="T27">англ. </text:span><text:span text:style-name="T26">BPTT) </text:span><text:span text:style-name="T27">[]</text:span>.</text:p>
      <text:p text:style-name="P2"><text:s text:c="8"/>Проблеми: Труднощі з навчанням довгих послідовностей через загасання або вибухове зростання градієнтів, що може погіршувати продуктивність мережі.</text:p>
      <text:p text:style-name="P15"><text:s text:c="4"/>2.3.2 Розширення RNN</text:p>
      <text:p text:style-name="P15"><text:s text:c="8"/>2.3.2.1 LSTM<text:span text:style-name="T26"> (Long Short-Term Memory)</text:span></text:p>
      <text:p text:style-name="P2"><text:s text:c="8"/>Опис: Спеціальний вид RNN, розроблений для вирішення проблеми згасання та вибухового зростання градієнтів. LSTM мають спеціальні структури, які називаються "осередками", які здатні зберігати інформацію на довгі проміжки часу <text:span text:style-name="T28">[]</text:span>.</text:p>
      <text:p text:style-name="P2"><text:s text:c="8"/>Компоненти:</text:p>
      <text:p text:style-name="P2"><text:s text:c="12"/>Вхідні ворота (input gate): Визначають, яку нову інформацію буде збережено в осередку.</text:p>
      <text:p text:style-name="P2"><text:s text:c="12"/>Забувають ворота (forget gate): Визначають, яка інформація буде видалена з комірки.</text:p>
      <text:p text:style-name="P2"><text:s text:c="12"/>Вихідні ворота (output gate): Визначають, яка інформація з комірки буде використана у виході мережі.</text:p>
      <text:p text:style-name="P2"><text:s text:c="8"/>Переваги: Здатність ефективно навчатися на довгих послідовностях та зберігати важливі часові залежності.</text:p>
      <text:p text:style-name="P15"><text:s text:c="8"/>2.3.2.2 GRU<text:span text:style-name="T26"> (Gated Recurrent Unit)</text:span></text:p>
      <text:p text:style-name="P2"><text:s text:c="8"/>Опис: Спрощена версія LSTM, яка також вирішує проблему згасання та вибухового зростання градієнтів, але з меншою кількістю параметрів.</text:p>
      <text:p text:style-name="P2"><text:s text:c="8"/>Компоненти:</text:p>
      <text:p text:style-name="P2"><text:s text:c="12"/>Обновлювальні ворота (update gate): Визначають, яка частина інформації буде оновлена.</text:p>
      <text:p text:style-name="P2"><text:s text:c="12"/>Скидні ворота (reset gate): Визначають, яку частину попередньої інформації буде забуто.</text:p>
      <text:p text:style-name="P2"><text:s text:c="8"/>Переваги: Простіша архітектура в порівнянні з LSTM, що може призводити до більш швидкого тренування та меншої обчислювальної складності <text:span text:style-name="T28">[]</text:span>.</text:p>
      <text:p text:style-name="P15"><text:s text:c="4"/>2.3.3 Застосування рекурентних нейронних мереж до аудіоданих</text:p>
      <text:p text:style-name="P15"><text:s text:c="8"/>2.3.3.1 Розпізнавання мови</text:p>
      <text:p text:style-name="P2"><text:s text:c="8"/>Опис: Завдання перетворення аудіосигналу мови на текст.</text:p>
      <text:p text:style-name="P2"><text:s text:c="8"/>Застосування RNN: RNN можуть ефективно моделювати часові залежності в аудіосигналі мови, що дозволяє розпізнавати послідовності слів та фраз. Зазвичай використовуються архітектури з урахуванням LSTM чи GRU підвищення точності.</text:p>
      <text:p text:style-name="P15"><text:s text:c="8"/>2.3.3.2 Виділення голосів</text:p>
      <text:p text:style-name="P2"><text:soft-page-break/><text:s text:c="8"/>Опис: Завдання виділення голосів окремих аудіозаписів з кількома джерелами звуку.</text:p>
      <text:p text:style-name="P2"><text:s text:c="8"/>Застосування RNN: RNN дозволяють враховувати тимчасові зміни голосів і виділяти їх із суміші звуків. Це може включати використання маскування спектрограм і подальшої обробки за допомогою RNN.</text:p>
      <text:p text:style-name="P15"><text:s text:c="8"/>2.3.3.3 Аналіз музичних послідовностей</text:p>
      <text:p text:style-name="P2"><text:s text:c="8"/>Опис: Завдання аналізу та синтезу музичних послідовностей, включаючи прогнозування наступної ноти чи акорду.</text:p>
      <text:p text:style-name="P2"><text:s text:c="8"/>Застосування RNN: RNN використовуються для моделювання тимчасової структури музики, що дозволяє створювати моделі для створення нових музичних фраз і мелодій.</text:p>
      <text:p text:style-name="P15"><text:s text:c="4"/>2.3.4 Архітектура рекурентних нейронних мереж для аудіоданих</text:p>
      <text:p text:style-name="P15"><text:s text:c="8"/>2.3.4.1 Вхідні дані</text:p>
      <text:p text:style-name="P2"><text:s text:c="8"/>Опис: Вхідними даними для RNN можуть бути тимчасові послідовності аудіосигналів або їх спектральні уявлення (наприклад, послідовності кадрів крейд-спектрограм).</text:p>
      <text:p text:style-name="P2"><text:s text:c="8"/>Попередня обробка: Перетворення аудіосигналу в послідовності кадрів та нормалізація даних для покращення збіжності мережі.</text:p>
      <text:p text:style-name="P15"><text:s text:c="8"/>2.3.4.2 Рекурентні шари</text:p>
      <text:p text:style-name="P2"><text:s text:c="8"/>Опис: Основні верстви мережі, які обробляють тимчасові послідовності даних. Можуть містити стандартні RNN, LSTM або GRU.</text:p>
      <text:p text:style-name="P2"><text:s text:c="8"/>Функція: Вилучення та збереження тимчасових залежностей в аудіоданих, дозволяючи мережі враховувати контекст попередніх тимчасових кроків.</text:p>
      <text:p text:style-name="P15"><text:s text:c="8"/>2.3.4.3 Повнозв'язкові шари</text:p>
      <text:p text:style-name="P2"><text:s text:c="8"/>Опис: Шари, в яких кожен нейрон пов'язаний з кожним нейроном попереднього шару.</text:p>
      <text:p text:style-name="P2"><text:s text:c="8"/>Функція: Перетворення вихідних даних рекурентних шарів на цільові значення, такі як класи для класифікації або текст для завдань розпізнавання мови.</text:p>
      <text:p text:style-name="P15"><text:s text:c="4"/>2.3.5 Переваги та обмеження рекурентних нейронних мереж в обробці аудіоданих</text:p>
      <text:p text:style-name="P15"><text:s text:c="8"/>2.3.5.1 Переваги</text:p>
      <text:p text:style-name="P2"><text:s text:c="8"/>Моделювання тимчасових залежностей: RNN здатні враховувати тимчасову структуру аудіосигналів, що є критично важливим для багатьох завдань обробки звуку.</text:p>
      <text:p text:style-name="P2"><text:s text:c="8"/>Гнучкість: Можливість застосування різних типів аудіоданих і завдань, від розпізнавання мови до аналізу музичних послідовностей.</text:p>
      <text:p text:style-name="P15"><text:s text:c="8"/>2.3.5.2 Обмеження</text:p>
      <text:p text:style-name="P2"><text:s text:c="8"/>Обчислювальна складність: Навчання RNN, особливо для довгих послідовностей, може вимагати значних обчислювальних ресурсів та часу.</text:p>
      <text:p text:style-name="P2"><text:soft-page-break/><text:s text:c="8"/>Проблема згасання та вибухового зростання градієнтів: Незважаючи на покращення з використанням LSTM та GRU, ці проблеми можуть все ще виникати, особливо при роботі з дуже довгими послідовностями.</text:p>
      <text:p text:style-name="P2"><text:s text:c="8"/>Необхідність великого обсягу даних: Для ефективного навчання RNN часто потрібний великий обсяг даних, що може бути проблематично для деяких додатків.</text:p>
      <text:p text:style-name="P2"/>
      <text:p text:style-name="P15">2.4 Нейронні мережі на основі трансформерів <text:span text:style-name="T26">(без використання рекурентних нейронних мереж)</text:span></text:p>
      <text:p text:style-name="P2"><text:s text:c="4"/>Трансформери - це тип нейронних мереж, який був спочатку розроблений для завдань обробки природної мови, але останнім часом вони знаходять все більше застосування в галузі обробки аудіоданих. На відміну від рекурентних нейронних мереж, трансформери можуть обробляти послідовності даних паралельно, що робить їх більш ефективними з точки зору обчислювальних витрат і дозволяє враховувати довгі залежності в даних.</text:p>
      <text:p text:style-name="P12">Трансформери є потужним інструментом для обробки аудіоданих, завдяки їх здатності паралельно обробляти послідовності і враховувати довгі часові залежності. Вони знаходять застосування у різних завданнях, таких як розпізнавання мови, поділ джерел звуку та синтез мови. Незважаючи на обчислювальні витрати та необхідність у великих обсягах даних, їх гнучкість та універсальність роблять їх перспективним напрямом для подальших досліджень та розробки в галузі обробки аудіо.</text:p>
      <text:p text:style-name="P15"><text:s text:c="4"/>2.4.1 Основні концепції трансформерів</text:p>
      <text:p text:style-name="P15"><text:s text:c="8"/>2.4.1.1 Механізм уваги (Attention)</text:p>
      <text:p text:style-name="P2"><text:s text:c="8"/>Опис: Механізм уваги дозволяє моделі фокусуватись на різних частинах вхідної послідовності при генерації кожного елемента вихідної послідовності.</text:p>
      <text:p text:style-name="P2"><text:s text:c="8"/>Типи уваги:</text:p>
      <text:p text:style-name="P2"><text:s text:c="12"/>Self-attention: Кожен елемент послідовності взаємодіє з іншими елементами тієї ж послідовності, що дозволяє враховувати контекст всіх рівнях.</text:p>
      <text:p text:style-name="P2"><text:s text:c="12"/>Multi-head attention: Розширення self-attention, де використовується кілька " голів " уваги захоплення різних аспектів взаємозв'язків між елементами.</text:p>
      <text:p text:style-name="P2"><text:span text:style-name="T1"><text:s text:c="8"/>2.4.1.2 Позиційне кодування</text:span><text:span text:style-name="T26"> (</text:span>Positional Encoding)</text:p>
      <text:p text:style-name="P2"><text:s text:c="8"/>Опис: Оскільки трансформери обробляють елементи послідовності паралельно, вони мають вбудованого поняття порядку. Позиційні кодування додаються до вхідних даних, щоб забезпечити інформацію про порядок елементів у послідовності.</text:p>
      <text:p text:style-name="P2"><text:s text:c="8"/>Типи позиційних кодувань:</text:p>
      <text:p text:style-name="P2"><text:soft-page-break/><text:s text:c="12"/>Синусоїдальні кодування: використання синусоїдальних функцій для генерації позиційних кодувань, які додаються до вхідних даних.</text:p>
      <text:p text:style-name="P2"><text:s text:c="12"/>Кодування, що навчаються: Позиційні кодування, які навчаються разом з моделлю.</text:p>
      <text:p text:style-name="P15"><text:s text:c="4"/>2.4.2 Архітектура трансформерів</text:p>
      <text:p text:style-name="P15"><text:s text:c="8"/>2.4.2.1 Енкодер-декодер архітектура</text:p>
      <text:p text:style-name="P2"><text:s text:c="8"/>Енкодер: Модуль, який приймає вхідну послідовність та генерує контекстні уявлення для кожного елемента.</text:p>
      <text:p text:style-name="P2"><text:s text:c="8"/>Декодер: Модуль, який використовує виходи енкодера для генерації вихідної послідовності, зважаючи як на вхідні дані, так і раніше згенеровані елементи вихідної послідовності.</text:p>
      <text:p text:style-name="P15"><text:s text:c="8"/>2.4.2.2 Моделі тільки з енкодером або тільки з декодером</text:p>
      <text:p text:style-name="P2"><text:s text:c="8"/>BERT (Bidirectional Encoder Representations from Transformers): Використовує тільки енкодер і застосовується для завдань, де необхідно враховувати контекст з обох сторін кожного елемента.</text:p>
      <text:p text:style-name="P2"><text:s text:c="8"/>GPT (Generative Pre-trained Transformer): Використовує лише декодер і застосовується для завдань генерації тексту чи послідовностей, де важливо враховувати попередній контекст.</text:p>
      <text:p text:style-name="P15"><text:s text:c="4"/>2.4.3 Застосування трансформерів до аудіоданих</text:p>
      <text:p text:style-name="P15"><text:s text:c="8"/>2.4.3.1 Спектральне представлення аудіоданих</text:p>
      <text:p text:style-name="P2"><text:s text:c="8"/>Опис: Перетворення аудіосигналу на спектральне подання (наприклад, крейда-спектрограму), яке потім подається на вхід трансформеру.</text:p>
      <text:p text:style-name="P2"><text:s text:c="8"/>Переваги: Спектральні дані зручні для обробки за допомогою трансформерів, оскільки вони можуть отримувати та враховувати довгі залежності у частотному та часовому просторі.</text:p>
      <text:p text:style-name="P15"><text:s text:c="8"/>2.4.3.2 Навчання та передбачення</text:p>
      <text:p text:style-name="P2"><text:s text:c="8"/>Навчання: Використання великих наборів даних для попереднього навчання моделей трансформерів, що дозволяє їм витягувати складні патерни та залежності в аудіоданих.</text:p>
      <text:p text:style-name="P2"><text:s text:c="8"/>Прогнозування: Застосування навчених моделей для завдань, таких як розпізнавання мови, розділення джерел звуку та синтез мови.</text:p>
      <text:p text:style-name="P15"><text:s text:c="4"/>2.4.4 Приклади застосування трансформерів у обробці аудіоданих</text:p>
      <text:p text:style-name="P15"><text:s text:c="8"/>2.4.4.1 Розпізнавання мови</text:p>
      <text:p text:style-name="P2"><text:s text:c="8"/>Опис: Перетворення аудіосигналу мови на текст за допомогою трансформерів.</text:p>
      <text:p text:style-name="P2"><text:s text:c="8"/>Приклад: Модель Wave2Vec, яка використовує трансформери для отримання ознак з аудіосигналу та їх подальшої обробки для розпізнавання мови.</text:p>
      <text:p text:style-name="P15"><text:s text:c="8"/>2.4.4.2 Поділ джерел звуку</text:p>
      <text:p text:style-name="P2"><text:soft-page-break/><text:s text:c="8"/>Опис: Завдання виділення окремих звукових джерел із суміші звуків.</text:p>
      <text:p text:style-name="P2"><text:s text:c="8"/>Приклад: Модель TasNet, яка застосовує трансформери для аналізу та поділу спектральних компонентів аудіосигналу.</text:p>
      <text:p text:style-name="P15"><text:s text:c="8"/>2.4.4.3 Синтез мови</text:p>
      <text:p text:style-name="P2"><text:s text:c="8"/>Опис: Генерація аудіосигналу на основі текстового входу.</text:p>
      <text:p text:style-name="P2"><text:s text:c="8"/>Приклад: Модель Tacotron, яка використовує трансформери для перетворення тексту на спектрограму, яка потім перетворюється на аудіосигнал.</text:p>
      <text:p text:style-name="P15"><text:s text:c="4"/>2.4.5 Переваги та обмеження трансформерів в обробці аудіоданих</text:p>
      <text:p text:style-name="P15"><text:s text:c="8"/>2.4.5.1 Переваги</text:p>
      <text:p text:style-name="P2"><text:s text:c="8"/>Паралельна обробка: Здатність обробляти елементи послідовності паралельно, що прискорює навчання та передбачення.</text:p>
      <text:p text:style-name="P2"><text:s text:c="8"/>Моделювання довгих залежностей: Трансформери можуть ефективно враховувати довгі залежності даних, що важливо для завдань обробки аудіо, де контекст може тягтися на тривалі часові проміжки.</text:p>
      <text:p text:style-name="P2"><text:s text:c="8"/>Гнучкість та універсальність: Застосовність до широкого спектру завдань, від розпізнавання мови до синтезу звуку та поділу джерел.</text:p>
      <text:p text:style-name="P15"><text:s text:c="8"/>2.4.5.2 Обмеження</text:p>
      <text:p text:style-name="P2"><text:s text:c="8"/>Обчислювальні ресурси: Трансформери вимагають значних обчислювальних ресурсів, особливо обробки довгих послідовностей.</text:p>
      <text:p text:style-name="P2"><text:s text:c="8"/>Необхідність великого обсягу даних: Для досягнення високої точності моделі на основі трансформерів часто вимагають великих обсягів навчальних даних.</text:p>
      <text:p text:style-name="P2"><text:s text:c="8"/>Складність архітектури: Моделі трансформерів складні в реалізації та налаштуванні, що може вимагати значних зусиль та експертизи.</text:p>
      <text:p text:style-name="P2"/>
      <text:p text:style-name="P15">2.5 Набори аудіоданих для навчання</text:p>
      <text:p text:style-name="P2">Для успішного навчання нейронних мереж, особливо в галузі обробки аудіо, критично важливі якісні та різноманітні набори даних. Вони забезпечують моделі достатнім обсягом прикладів для того, щоб вона могла мати корисні закономірності і генерувати точні передбачення. У цьому розділі розглядаються основні типи аудіодасетів і наводяться приклади конкретних наборів даних, що використовуються для різних завдань в аудіообробці.</text:p>
      <text:p text:style-name="P13">Використання якісних та різноманітних наборів аудіоданих є ключовим фактором успішного навчання нейронних мереж для обробки аудіо. Різні типи датасетів, такі як призначені для розпізнавання мови, поділу джерел звуку та аналізу музичних сигналів, забезпечують моделі <text:soft-page-break/>необхідними прикладами для отримання корисних закономірностей. Процес підготовки та анотації даних, а також використання методів передобробки та аугментації сприяє створенню більш точних та узагальнюючих моделей.</text:p>
      <text:p text:style-name="P15"><text:s text:c="4"/>2.5.1 Типи аудіодатасетів</text:p>
      <text:p text:style-name="P15"><text:s text:c="8"/>2.5.1.1 Датасети для розпізнавання мови</text:p>
      <text:p text:style-name="P2"><text:s text:c="8"/>Опис: Набори даних, що містять записи промови з відповідними текстовими транскрипціями.</text:p>
      <text:p text:style-name="P2"><text:s text:c="8"/>Приклади задач: Автоматичне розпізнавання мови (ASR), синтез мови, переклад мови.</text:p>
      <text:p text:style-name="P15"><text:s text:c="8"/>2.5.1.2 Датасети для розділення джерел звуку</text:p>
      <text:p text:style-name="P2"><text:s text:c="8"/>Опис: Набір даних, що містять суміші звукових джерел та їх окремі компоненти.</text:p>
      <text:p text:style-name="P2"><text:s text:c="8"/>Приклади завдань: Розділення голосів, виділення музичних інструментів із міксів.</text:p>
      <text:p text:style-name="P15"><text:s text:c="8"/>2.5.1.3 Датасети для аналізу музичних сигналів</text:p>
      <text:p text:style-name="P2"><text:s text:c="8"/>Опис: Набори даних, що містять музичні фрагменти, анотовані за різними аспектами, такими як жанри, інструменти, мелодії.</text:p>
      <text:p text:style-name="P2"><text:s text:c="8"/>Приклади завдань: Музична класифікація, створення музики, аналіз музичних стилів.</text:p>
      <text:p text:style-name="P15"><text:s text:c="8"/>2.5.1.4 Датасети для шумоподавлення та покращення якості звуку</text:p>
      <text:p text:style-name="P2"><text:s text:c="8"/>Опис: Набір даних, що містять записи з шумами та їх очищені версії.</text:p>
      <text:p text:style-name="P2"><text:s text:c="8"/>Приклади завдань: Шумопридушення, покращення якості запису, відновлення пошкоджених аудіофайлів.</text:p>
      <text:p text:style-name="P15"><text:s text:c="4"/>2.5.2 Приклади популярних аудіодатасетів</text:p>
      <text:p text:style-name="P15"><text:s text:c="8"/>2.5.2.1 LibriSpeech</text:p>
      <text:p text:style-name="P2"><text:s text:c="8"/>Опис: Один з найбільш популярних датасетів для розпізнавання мовлення, що містить 1000 годин мовлення англійською мовою, витягнутих з аудіокниг.</text:p>
      <text:p text:style-name="P2"><text:s text:c="8"/>Особливості: Висока якість запису, деталізовані транскрипції, велика різноманітність розмовляючих та акцентів.</text:p>
      <text:p text:style-name="P2"><text:s text:c="8"/>Використання: Навчання та тестування моделей ASR, таких як DeepSpeech, Wav2Vec та інших.</text:p>
      <text:p text:style-name="P15"><text:s text:c="8"/>2.5.2.2 Common Voice</text:p>
      <text:p text:style-name="P2"><text:s text:c="8"/>Опис: Краудсорсинговий проект Mozilla, спрямований на створення великого та різноманітного датасету мови.</text:p>
      <text:p text:style-name="P2"><text:s text:c="8"/>Особливості: Доступність на багатьох мовах, включаючи малопоширені, різноманітність дикторів та умов запису.</text:p>
      <text:p text:style-name="P2"><text:s text:c="8"/>Використання: Навчання багатомовних моделей ASR, дослідження акцентів та діалектів.</text:p>
      <text:p text:style-name="P15"><text:soft-page-break/><text:s text:c="8"/>2.5.2.3 MUSDB18</text:p>
      <text:p text:style-name="P2"><text:s text:c="8"/>Опис: Набір даних для розділення джерел звуку в музичних треках.</text:p>
      <text:p text:style-name="P2"><text:s text:c="8"/>Особливості: Містить 150 професійно записаних треків, розділених на кілька джерел (вокал, бас, барабани та інші інструменти).</text:p>
      <text:p text:style-name="P2"><text:s text:c="8"/>Використання: Навчання моделей для музичного поділу, таких як Open-Unmix та інші.</text:p>
      <text:p text:style-name="P15"><text:s text:c="8"/>2.5.2.4 UrbanSound8K</text:p>
      <text:p text:style-name="P2"><text:s text:c="8"/>Опис: Набір даних для класифікації звуків міського оточення.</text:p>
      <text:p text:style-name="P2"><text:s text:c="8"/>Особливості: Включає 8732 коротких аудіокліпів, анотованих за 10 класами звуків, таким як звук сирени, гавкіт собаки, звук двигуна та інші.</text:p>
      <text:p text:style-name="P2"><text:s text:c="8"/>Використання: Навчання моделей для класифікації та розпізнавання звуків оточення, дослідження шумоподавлення.</text:p>
      <text:p text:style-name="P15"><text:s text:c="4"/>2.5.3 Підготовка та анотація аудіодатасетів</text:p>
      <text:p text:style-name="P15"><text:s text:c="8"/>2.5.3.1 Запис та збір даних</text:p>
      <text:p text:style-name="P2"><text:s text:c="8"/>Опис: Процес запису аудіоданих повинен враховувати якість обладнання, умови запису та різноманітність джерел звуку.</text:p>
      <text:p text:style-name="P2"><text:s text:c="8"/>Чинники:</text:p>
      <text:p text:style-name="P2"><text:s text:c="12"/>Обладнання: Використання високоякісних мікрофонів та рекордерів.</text:p>
      <text:p text:style-name="P2"><text:s text:c="12"/>Умови запису: Уникнення шумних оточень, контроль акустичних властивостей приміщення.</text:p>
      <text:p text:style-name="P2"><text:s text:c="12"/>Різноманітність: Облік різних мовців, акцентів, стилів музики та звуків оточення.</text:p>
      <text:p text:style-name="P15"><text:s text:c="8"/>2.5.3.2 Анотація даних</text:p>
      <text:p text:style-name="P2"><text:s text:c="12"/>Опис: Процес розмітки аудіоданих, включаючи створення транскрипцій, міток класів та виділення часових сегментів.</text:p>
      <text:p text:style-name="P2"><text:s text:c="8"/>Методи:</text:p>
      <text:p text:style-name="P2"><text:s text:c="12"/>Ручна інструкція: Використання людських анотаторів для точної розмітки даних.</text:p>
      <text:p text:style-name="P2"><text:s text:c="12"/>Автоматична інструкція: Застосування попередньо вивчених моделей для автоматичної розмітки, з подальшою перевіркою та коригуванням вручну.</text:p>
      <text:p text:style-name="P15"><text:s text:c="4"/>2.5.4 Використання аудіодатасетів у навчанні нейронних мереж</text:p>
      <text:p text:style-name="P15"><text:s text:c="8"/>2.5.4.1 Передобробка даних</text:p>
      <text:p text:style-name="P2"><text:s text:c="8"/>Опис: Підготовка аудіоданих для подачі в нейронну мережу, включаючи нормалізацію, нарізку на фрейми та витяг ознак.</text:p>
      <text:p text:style-name="P2"><text:s text:c="8"/>Процедури:</text:p>
      <text:p text:style-name="P2"><text:s text:c="12"/>Нормалізація: Приведення амплітуд аудіосигналів до єдиного діапазону.</text:p>
      <text:p text:style-name="P2"><text:soft-page-break/><text:s text:c="12"/>Нарізка на кадри: Розділення аудіосигналів на невеликі сегменти для полегшення обробки.</text:p>
      <text:p text:style-name="P2"><text:s text:c="12"/>Вилучення ознак: Перетворення аудіосигналів на спектрограми, крейди-спектрограми або інші уявлення, зручні для обробки нейронними мережами.</text:p>
      <text:p text:style-name="P15"><text:s text:c="8"/>2.5.4.2 Аугментація даних</text:p>
      <text:p text:style-name="P2"><text:s text:c="8"/>Опис: Використання методів штучного збільшення обсягу даних для покращення узагальнюючої здатності моделі.</text:p>
      <text:p text:style-name="P2"><text:s text:c="8"/>Методи:</text:p>
      <text:p text:style-name="P2"><text:s text:c="12"/>Додавання шуму: Введення випадкового шуму в аудіосигнали.</text:p>
      <text:p text:style-name="P2"><text:s text:c="12"/>Зміна швидкості та тону: Варіювання швидкості відтворення та висоти звуку.</text:p>
      <text:p text:style-name="P2"><text:s text:c="12"/>Мікшування з іншими аудіосигналами: Комбінування різних аудіосигналів для створення нових прикладів.</text:p>
      <text:p text:style-name="P15"><text:s text:c="8"/>2.5.4.3 Поділ даних на тренувальні, валідаційні та тестові набори</text:p>
      <text:p text:style-name="P2"><text:s text:c="8"/>Опис: Розділення даних на три частини для навчання, валідації та тестування моделі.</text:p>
      <text:p text:style-name="P2"><text:s text:c="8"/>Принципи:</text:p>
      <text:p text:style-name="P2"><text:s text:c="12"/>Набір тренувань: Основна частина даних, що використовується для навчання моделі.</text:p>
      <text:p text:style-name="P2"><text:s text:c="12"/>Валидаційний набір: Набір даних, що використовується для налаштування гіперпараметрів та запобігання перенавчанню.</text:p>
      <text:p text:style-name="P2"><text:s text:c="12"/>Тестовий набір: Набір даних для остаточної оцінки продуктивності моделі.</text:p>
      <text:p text:style-name="P19">TODO: add topic for <text:span text:style-name="T30">AudioSep, M</text:span><text:span text:style-name="T31">usic</text:span><text:span text:style-name="T30">S</text:span><text:span text:style-name="T31">ourceSeparation</text:span><text:span text:style-name="T30">, VoiceFilter and own </text:span><text:s/>metod<text:span text:style-name="T29">ic</text:span> compar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uk" fo:country="UA"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uk" fo:country="UA"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13T22:19:52.273622636</dc:date>
    <meta:editing-duration>PT1H23M55S</meta:editing-duration>
    <meta:editing-cycles>85</meta:editing-cycles>
    <meta:generator>LibreOffice/7.4.7.2$Linux_X86_64 LibreOffice_project/40$Build-2</meta:generator>
    <meta:document-statistic meta:table-count="0" meta:image-count="0" meta:object-count="0" meta:page-count="22" meta:paragraph-count="421" meta:word-count="5210" meta:character-count="44615" meta:non-whitespace-character-count="36542"/>
  </office:meta>
</office:document-meta>
</file>